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8*"/>
    </style:style>
    <style:style style:name="Table1.B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rsid="001ca8ba" officeooo:paragraph-rsid="001ca8ba"/>
    </style:style>
    <style:style style:name="P3" style:family="paragraph" style:parent-style-name="Text_20_body">
      <style:text-properties officeooo:paragraph-rsid="001ca8ba"/>
    </style:style>
    <style:style style:name="P4" style:family="paragraph" style:parent-style-name="Heading_20_2">
      <style:text-properties fo:language="en" fo:country="US"/>
    </style:style>
    <style:style style:name="P5" style:family="paragraph" style:parent-style-name="Heading_20_2">
      <style:text-properties fo:language="en" fo:country="US" officeooo:rsid="001ca8ba" officeooo:paragraph-rsid="001ca8ba"/>
    </style:style>
    <style:style style:name="P6" style:family="paragraph" style:parent-style-name="Text_20_body">
      <style:text-properties fo:font-size="20pt" fo:font-weight="normal" officeooo:paragraph-rsid="001ca8ba" style:font-size-asian="20pt" style:font-weight-asian="normal" style:font-size-complex="20pt" style:font-weight-complex="normal"/>
    </style:style>
    <style:style style:name="P7" style:family="paragraph" style:parent-style-name="Text_20_body">
      <style:text-properties fo:font-size="20pt" fo:font-weight="normal" officeooo:paragraph-rsid="001f6162" style:font-size-asian="20pt" style:font-weight-asian="normal" style:font-size-complex="20pt" style:font-weight-complex="normal"/>
    </style:style>
    <style:style style:name="T1" style:family="text">
      <style:text-properties officeooo:rsid="001b2977"/>
    </style:style>
    <style:style style:name="T2" style:family="text">
      <style:text-properties fo:font-style="italic"/>
    </style:style>
    <style:style style:name="T3" style:family="text">
      <style:text-properties officeooo:rsid="001ca8ba"/>
    </style:style>
    <style:style style:name="T4" style:family="text">
      <style:text-properties officeooo:rsid="001f6162"/>
    </style:style>
    <style:style style:name="T5" style:family="text">
      <style:text-properties fo:font-size="26pt" fo:font-weight="bold" officeooo:rsid="001ca8ba" style:font-size-asian="26pt" style:font-weight-asian="bold" style:font-size-complex="26pt" style:font-weight-complex="bold"/>
    </style:style>
    <style:style style:name="T6" style:family="text">
      <style:text-properties fo:font-size="26pt" officeooo:rsid="001ca8ba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Offert positionssystem: Lunds Universitet, avdelning kärnfysik - Aratron</text:span></text:p>
      <text:p text:style-name="P7"><text:span text:style-name="T4">Organisationsnummer: </text:span>202100-3211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4" text:outline-level="2">Faktureringsadress</text:h>
          </table:table-cell>
          <table:table-cell table:style-name="Table1.B1" office:value-type="string">
            <text:h text:style-name="P5" text:outline-level="2">Leveransadress</text:h>
            <text:p text:style-name="Text_20_body"/>
            <text:p text:style-name="P2"/>
          </table:table-cell>
        </table:table-row>
        <table:table-row>
          <table:table-cell table:style-name="Table1.A2" office:value-type="string">
            <text:p text:style-name="Text_20_body">Lunds universitet<text:line-break/><text:span text:style-name="T3">Anton Roth</text:span><text:span text:style-name="T2"><text:line-break/></text:span>Kärnfysik<text:line-break/>Box 188<text:line-break/>221 00 Lund</text:p>
          </table:table-cell>
          <table:table-cell table:style-name="Table1.B2" office:value-type="string">
            <text:p text:style-name="P3">Lunds universitet<text:line-break/>Fysiska inst<text:line-break/>Kärnfysik<text:line-break/>Sölvegatan 14<text:line-break/>223 62 Lund</text:p>
          </table:table-cell>
        </table:table-row>
      </table:table>
      <text:p text:style-name="P1"/>
      <text:p text:style-name="P1">1st KK5002C-250A1-F3S0 </text:p>
      <text:p text:style-name="Text_20_body">Pris: 4650:-/st) </text:p>
      <text:p text:style-name="Text_20_body">Servokoppling mellan stegmotor och KK50enhet</text:p>
      <text:p text:style-name="P1">Pris: 350:-/st</text:p>
      <text:p text:style-name="P1">1st KK6005C-400A1-F5S0 inklusive servokoppling</text:p>
      <text:p text:style-name="P1">Pris: 6650:-/st)</text:p>
      <text:p text:style-name="Text_20_body">Servokoppling mellan stegmotor och KK50enhet</text:p>
      <text:p text:style-name="Text_20_body">Pris: 350:-/st</text:p>
      <text:p text:style-name="Text_20_body">Flygfrakt 1200:- från Taiwan</text:p>
      <text:p text:style-name="Text_20_body">1st Åkvagn HG<text:span text:style-name="T1">W</text:span>15C<text:span text:style-name="T1">C</text:span>AZ0C Pris: 355:-/st ????</text:p>
      <text:p text:style-name="Text_20_body">1st Skena HGR15 L=340 E= 20/20 Pris 208:-/st 1st kapkostnad 60:-</text:p>
      <text:p text:style-name="Text_20_body">Totalpris exklusive stegmotorer &amp; motorstyrning</text:p>
      <text:p text:style-name="Text_20_body">13 823:-/system</text:p>
      <text:p text:style-name="Text_20_body">Leveranstid KK-linjärenheter ca 7-8 veckor med flygfrakt från fabrik.</text:p>
      <text:p text:style-name="Text_20_body">Betalningsvillkor: 30 dagar netto efter godkänd kreditprövning</text:p>
      <text:p text:style-name="Text_20_body">Leveransvillor: KK enheter skickas med flygfrakt från Taiwan kostnad 1200:-/frakt</text:p>
      <text:p text:style-name="Text_20_body">Skenstyrning skickas fritt Aratr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8:54:33.298401255</meta:creation-date>
    <dc:date>2017-03-07T13:19:25.357131606</dc:date>
    <meta:editing-duration>PT8M56S</meta:editing-duration>
    <meta:editing-cycles>3</meta:editing-cycles>
    <meta:generator>LibreOffice/5.3.0.3$Linux_X86_64 LibreOffice_project/30m0$Build-3</meta:generator>
    <meta:document-statistic meta:table-count="1" meta:image-count="0" meta:object-count="0" meta:page-count="1" meta:paragraph-count="23" meta:word-count="114" meta:character-count="921" meta:non-whitespace-character-count="828"/>
  </office:meta>
</office:document-meta>
</file>